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cm" svg:stroke-color="#333333" draw:marker-start-width="0.203cm" draw:marker-end-width="0.203cm" draw:fill="solid" draw:fill-color="#ffe994" draw:textarea-horizontal-align="justify" draw:textarea-vertical-align="middle" draw:auto-grow-height="false" fo:min-height="0cm" fo:min-width="1.673cm" fo:padding-top="0.125cm" fo:padding-bottom="0.125cm" fo:padding-left="0.25cm" fo:padding-right="0.25cm"/>
    </style:style>
    <style:style style:name="gr2" style:family="graphic" style:parent-style-name="standard">
      <style:graphic-properties svg:stroke-width="0.102cm" draw:marker-start-width="0.356cm" draw:marker-end-width="0.356cm" draw:fill="none" draw:textarea-horizontal-align="justify" draw:textarea-vertical-align="middle" draw:auto-grow-height="false" fo:min-height="3.086cm" fo:min-width="19.854cm" fo:padding-top="0.176cm" fo:padding-bottom="0.176cm" fo:padding-left="0.301cm" fo:padding-right="0.301cm"/>
    </style:style>
    <style:style style:name="gr3" style:family="graphic" style:parent-style-name="standard">
      <style:graphic-properties draw:fill="gradient" draw:fill-gradient-name="Gradient_20_2" draw:gradient-step-count="64" draw:textarea-horizontal-align="justify" draw:textarea-vertical-align="middle" draw:auto-grow-height="false" fo:min-height="1.126cm" fo:min-width="2.781cm"/>
      <style:paragraph-properties style:writing-mode="lr-tb"/>
    </style:style>
    <style:style style:name="gr4" style:family="graphic" style:parent-style-name="standard">
      <style:graphic-properties draw:fill="gradient" draw:fill-gradient-name="das2_5f_block_5f_1" draw:gradient-step-count="64" draw:textarea-horizontal-align="justify" draw:textarea-vertical-align="middle" draw:auto-grow-height="false" fo:min-height="1.126cm" fo:min-width="2.781cm"/>
      <style:paragraph-properties style:writing-mode="lr-tb"/>
    </style:style>
    <style:style style:name="gr5" style:family="graphic" style:parent-style-name="standard">
      <style:graphic-properties draw:fill="gradient" draw:fill-gradient-name="das2_5f_block_5f_1" draw:gradient-step-count="64" draw:textarea-horizontal-align="justify" draw:textarea-vertical-align="middle" draw:auto-grow-height="false" fo:min-height="1.126cm" fo:min-width="3.162cm"/>
      <style:paragraph-properties style:writing-mode="lr-tb"/>
    </style:style>
    <style:style style:name="gr6" style:family="graphic" style:parent-style-name="standard">
      <style:graphic-properties draw:fill="gradient" draw:fill-gradient-name="das2_5f_block_5f_1" draw:gradient-step-count="64" draw:textarea-horizontal-align="justify" draw:textarea-vertical-align="middle" draw:auto-grow-height="false" fo:min-height="1.356cm" fo:min-width="2.884cm"/>
      <style:paragraph-properties style:writing-mode="lr-tb"/>
    </style:style>
    <style:style style:name="gr7"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0.192cm" fo:padding-top="0.125cm" fo:padding-bottom="0.125cm" fo:padding-left="0.25cm" fo:padding-right="0.25cm"/>
    </style:style>
    <style:style style:name="gr8"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12.157cm" fo:padding-top="0.125cm" fo:padding-bottom="0.125cm" fo:padding-left="0.25cm" fo:padding-right="0.25cm"/>
    </style:style>
    <style:style style:name="gr9" style:family="graphic" style:parent-style-name="standard">
      <style:graphic-properties svg:stroke-color="#333333" draw:fill="solid" draw:fill-color="#cccccc" draw:textarea-vertical-align="middle" draw:auto-grow-height="false" fo:min-height="0.893cm" fo:min-width="0.643cm"/>
    </style:style>
    <style:style style:name="gr10" style:family="graphic" style:parent-style-name="standard">
      <style:graphic-properties draw:fill="gradient" draw:fill-gradient-name="das2_5f_block_5f_1" draw:gradient-step-count="64" draw:textarea-horizontal-align="justify" draw:textarea-vertical-align="middle" draw:auto-grow-height="false" fo:min-height="1.126cm" fo:min-width="4.94cm"/>
      <style:paragraph-properties style:writing-mode="lr-tb"/>
    </style:style>
    <style:style style:name="gr11" style:family="graphic" style:parent-style-name="standard">
      <style:graphic-properties draw:stroke="none" svg:stroke-color="#000000" draw:fill="none" draw:fill-color="#ffffff" fo:min-height="0.512cm"/>
      <style:paragraph-properties style:writing-mode="lr-tb"/>
    </style:style>
    <style:style style:name="P1" style:family="paragraph">
      <loext:graphic-properties draw:fill="solid" draw:fill-color="#ffe994"/>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fo:font-size="12pt" style:font-size-asian="12pt" style:font-size-complex="12pt"/>
    </style:style>
    <style:style style:name="P4" style:family="paragraph">
      <loext:graphic-properties draw:fill="gradient" draw:fill-gradient-name="Gradient_20_2" draw:gradient-step-count="64"/>
      <style:paragraph-properties fo:text-align="center" style:writing-mode="lr-tb"/>
      <style:text-properties fo:font-size="12pt" style:font-size-asian="12pt" style:font-size-complex="12pt"/>
    </style:style>
    <style:style style:name="P5" style:family="paragraph">
      <loext:graphic-properties draw:fill="gradient" draw:fill-gradient-name="das2_5f_block_5f_1" draw:gradient-step-count="64"/>
      <style:paragraph-properties fo:text-align="center" style:writing-mode="lr-tb"/>
      <style:text-properties fo:font-size="12pt" style:font-size-asian="12pt" style:font-size-complex="12pt"/>
    </style:style>
    <style:style style:name="P6" style:family="paragraph">
      <loext:graphic-properties draw:fill="solid" draw:fill-color="#cccccc"/>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font-size="11pt" fo:font-style="italic" style:font-size-asian="11pt" style:font-style-asian="italic" style:font-size-complex="11pt" style:font-style-complex="italic"/>
    </style:style>
    <style:style style:name="T1" style:family="text">
      <style:text-properties fo:font-size="12pt" style:font-size-asian="12pt" style:font-size-complex="12pt"/>
    </style:style>
    <style:style style:name="T2" style:family="text">
      <style:text-properties fo:font-size="11pt" fo:font-style="italic" style:font-size-asian="11pt" style:font-style-asian="italic" style:font-size-complex="1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0.508cm" svg:x="20.955cm" svg:y="2.413cm">
          <text:p/>
          <draw:enhanced-geometry svg:viewBox="0 0 21600 21600" draw:text-areas="0 ?f0 ?f5 ?f2" draw:type="right-arrow" draw:modifiers="19034.2754919499 5431.827111984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20.828cm" svg:height="3.81cm" svg:x="0.381cm" svg:y="0.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429cm" svg:height="1.524cm" svg:x="0.762cm" svg:y="0.635cm">
          <text:p text:style-name="P3"><text:span text:style-name="T1">Intrinsic</text:span></text:p>
          <text:p text:style-name="P3"><text:span text:style-name="T1">Resolution</text:span></text:p>
          <text:p text:style-name="P3"><text:span text:style-name="T1">Fil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3.429cm" svg:height="1.524cm" svg:x="0.762cm" svg:y="2.413cm">
          <text:p text:style-name="P3"><text:span text:style-name="T1">Reduced</text:span></text:p>
          <text:p text:style-name="P3"><text:span text:style-name="T1">Resolution</text:span></text:p>
          <text:p text:style-name="P3"><text:span text:style-name="T1">Cach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81cm" svg:height="1.524cm" svg:x="12.065cm" svg:y="0.635cm">
          <text:p text:style-name="P3"><text:span text:style-name="T1">Stream Reducers</text:span></text:p>
          <text:p text:style-name="P3"><text:span text:style-name="T2">X/Y Axis Binning</text:span></text:p>
          <text:p text:style-name="P3"><text:span text:style-name="T2">Coverage Ca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556cm" svg:height="1.778cm" svg:x="17.272cm" svg:y="1.778cm">
          <text:p text:style-name="P3"><text:span text:style-name="T1">Stream Formatter</text:span></text:p>
          <text:p text:style-name="P3"><text:span text:style-name="T2">das2 <text:s text:c="5"/>csv <text:s text:c="2"/></text:span></text:p>
          <text:p text:style-name="P3"><text:span text:style-name="T2">votable <text:s text:c="2"/>ha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0.889cm" svg:height="0.508cm" svg:x="4.318cm" svg:y="1.143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12.827cm" svg:height="0.508cm" svg:x="4.318cm" svg:y="2.921cm">
          <text:p/>
          <draw:enhanced-geometry svg:viewBox="0 0 21600 21600" draw:text-areas="0 ?f0 ?f5 ?f2" draw:type="right-arrow" draw:modifiers="21012.1999694236 5516.699410609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1.143cm" svg:height="1.143cm" svg:x="16.002cm" svg:y="1.26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5" draw:layer="layout" svg:width="5.588cm" svg:height="1.524cm" svg:x="5.334cm" svg:y="0.635cm">
          <text:p text:style-name="P3"><text:span text:style-name="T1">Full Resolution Processors</text:span></text:p>
          <text:p text:style-name="P3"><text:span text:style-name="T2">Dynamic Spectrum</text:span></text:p>
          <text:p text:style-name="P3"><text:span text:style-name="T2">Histogram, 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0.889cm" svg:height="0.508cm" svg:x="11.049cm" svg:y="1.143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8" draw:layer="layout" svg:width="2.794cm" svg:height="0.762cm" svg:x="21.082cm" svg:y="1.778cm">
          <draw:text-box>
            <text:p text:style-name="P7"><text:span text:style-name="T2">HTTP outpu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ellipsoid" draw:cx="50%" draw:cy="50%" draw:start-color="#ffde59" draw:end-color="#eeeeee" draw:start-intensity="100%" draw:end-intensity="100%" draw:angle="0" draw:border="0%"/>
    <draw:gradient draw:name="Shapes" draw:style="rectangular" draw:cx="50%" draw:cy="50%" draw:start-color="#cccccc" draw:end-color="#ffffff" draw:start-intensity="100%" draw:end-intensity="100%" draw:angle="0" draw:border="0%"/>
    <draw:gradient draw:name="das2_5f_block_5f_1" draw:display-name="das2_block_1" draw:style="ellipsoid" draw:cx="50%" draw:cy="50%" draw:start-color="#729fcf" draw:end-color="#eeeeee"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54cm" fo:margin-bottom="0.254cm" fo:margin-left="0.254cm" fo:margin-right="0.254cm" fo:page-width="24.13cm" fo:page-height="4.5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0:51.165617505</meta:creation-date>
    <dc:date>2021-09-20T14:06:15.704750350</dc:date>
    <meta:editing-duration>PT41M44S</meta:editing-duration>
    <meta:editing-cycles>12</meta:editing-cycles>
    <meta:generator>LibreOffice/6.4.7.2$Linux_X86_64 LibreOffice_project/40$Build-2</meta:generator>
    <meta:document-statistic meta:object-count="12"/>
  </office:meta>
</office:document-meta>
</file>